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Class 03:</text:p>
            <text:p><text:span text:style-name="T2">What to do when the response variable is not continuous?</text:span></text:p>
            <text:p><text:span text:style-name="T3"/></text:p>
            <text:p><text:span text:style-name="T3">September 19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Assignment 2 – parts 1 and 2, one assignment or not?</text:p>
            <text:p/>
            <text:p>html knitting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ce experi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wiss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" style:font-family-asian="Tahoma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8-29T14:34:43.809525132</meta:creation-date>
    <dc:date>2024-09-18T12:31:09.964133182</dc:date>
    <dc:creator>Lau Møller Andersen</dc:creator>
    <meta:editing-duration>PT43M5S</meta:editing-duration>
    <meta:editing-cycles>9</meta:editing-cycles>
    <meta:generator>LibreOffice/7.3.7.2$Linux_X86_64 LibreOffice_project/30$Build-2</meta:generator>
    <meta:document-statistic meta:object-count="31"/>
  </office:meta>
</office:document-meta>
</file>